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02cm" draw:fill-color="#0096d4"/>
    </style:style>
    <style:style style:name="gr2" style:family="graphic" style:parent-style-name="standard">
      <style:graphic-properties svg:stroke-width="0.001cm" svg:stroke-color="#aae6ff" draw:fill="none" draw:fill-color="#ffffff" fo:padding-top="-0.049cm" fo:padding-bottom="-0.049cm" fo:padding-left="-0.049cm" fo:padding-right="-0.049cm"/>
    </style:style>
    <style:style style:name="gr3" style:family="graphic" style:parent-style-name="standard">
      <style:graphic-properties draw:stroke="none" svg:stroke-width="0.001cm" draw:fill-color="#005a80"/>
    </style:style>
    <style:style style:name="gr4" style:family="graphic" style:parent-style-name="standard">
      <style:graphic-properties draw:stroke="none" svg:stroke-width="0.001cm" draw:fill-color="#00b4ff"/>
    </style:style>
    <style:style style:name="gr5" style:family="graphic" style:parent-style-name="standard">
      <style:graphic-properties draw:stroke="none" svg:stroke-width="0.001cm" draw:fill-color="#000000"/>
    </style:style>
    <style:style style:name="gr6" style:family="graphic" style:parent-style-name="standard">
      <style:graphic-properties draw:stroke="none" svg:stroke-width="0.001cm" draw:fill-color="#ffffff"/>
    </style:style>
  </office:automatic-styles>
  <office:body>
    <office:drawing>
      <draw:page draw:name="page1" draw:style-name="dp1" draw:master-page-name="Default">
        <draw:g>
          <draw:glue-point draw:id="4" svg:x="-4.082cm" svg:y="-5cm"/>
          <draw:glue-point draw:id="5" svg:x="5cm" svg:y="-5cm"/>
          <draw:glue-point draw:id="6" svg:x="0.46cm" svg:y="-5cm"/>
          <draw:glue-point draw:id="7" svg:x="-5cm" svg:y="5cm"/>
          <draw:glue-point draw:id="8" svg:x="4.078cm" svg:y="5cm"/>
          <draw:glue-point draw:id="9" svg:x="-0.461cm" svg:y="5cm"/>
          <draw:glue-point draw:id="10" svg:x="-5cm" svg:y="-3.325cm"/>
          <draw:glue-point draw:id="11" svg:x="-5cm" svg:y="0.837cm"/>
          <draw:glue-point draw:id="12" svg:x="5cm" svg:y="3.432cm"/>
          <draw:glue-point draw:id="13" svg:x="5cm" svg:y="-0.784cm"/>
          <draw:glue-point draw:id="14" svg:x="0cm" svg:y="0.016cm"/>
          <draw:polygon draw:style-name="gr1" draw:layer="layout" svg:width="3.339cm" svg:height="1.663cm" svg:x="0cm" svg:y="0.337cm" svg:viewBox="0 0 3340 1664" draw:points="3340,1664 0,1664 0,0 3340,0">
            <text:p/>
          </draw:polygon>
          <draw:path draw:style-name="gr2" draw:layer="layout" svg:width="3.336cm" svg:height="1.663cm" svg:x="0.002cm" svg:y="0.337cm" svg:viewBox="0 0 3337 1664" svg:d="m3337 1664h-3337zm0-1664h3337v1664zm0 0z">
            <text:p/>
          </draw:path>
          <draw:polygon draw:style-name="gr3" draw:layer="layout" svg:width="0.339cm" svg:height="2cm" svg:x="3.339cm" svg:y="0cm" svg:viewBox="0 0 340 2001" draw:points="0,2001 340,1687 340,0 0,337">
            <text:p/>
          </draw:polygon>
          <draw:polygon draw:style-name="gr2" draw:layer="layout" svg:width="0.339cm" svg:height="2cm" svg:x="3.339cm" svg:y="0cm" svg:viewBox="0 0 340 2001" draw:points="0,2001 340,1687 340,0 0,337">
            <text:p/>
          </draw:polygon>
          <draw:polygon draw:style-name="gr4" draw:layer="layout" svg:width="3.678cm" svg:height="0.337cm" svg:x="0cm" svg:y="0cm" svg:viewBox="0 0 3679 338" draw:points="3339,338 3679,0 337,0 0,338">
            <text:p/>
          </draw:polygon>
          <draw:path draw:style-name="gr2" draw:layer="layout" svg:width="3.675cm" svg:height="0.337cm" svg:x="0.002cm" svg:y="0cm" svg:viewBox="0 0 3676 338" svg:d="m3336 338 340-338h-3341l-335 335zm0 3h3336zm0 0z">
            <text:p/>
          </draw:path>
          <draw:polygon draw:style-name="gr5" draw:layer="layout" svg:width="2.71cm" svg:height="0.41cm" svg:x="0.314cm" svg:y="1.325cm" svg:viewBox="0 0 2711 411" draw:points="2711,121 2711,290 217,290 217,411 0,193 217,0 217,121">
            <text:p/>
          </draw:polygon>
          <draw:polygon draw:style-name="gr5" draw:layer="layout" svg:width="2.71cm" svg:height="0.41cm" svg:x="0.314cm" svg:y="0.602cm" svg:viewBox="0 0 2711 411" draw:points="0,121 0,290 2517,290 2517,411 2711,193 2517,0 2517,121">
            <text:p/>
          </draw:polygon>
          <draw:polygon draw:style-name="gr6" draw:layer="layout" svg:width="2.711cm" svg:height="0.409cm" svg:x="0.338cm" svg:y="1.35cm" svg:viewBox="0 0 2712 410" draw:points="2712,120 2712,289 218,289 218,410 0,192 218,0 218,120">
            <text:p/>
          </draw:polygon>
          <draw:polygon draw:style-name="gr6" draw:layer="layout" svg:width="2.711cm" svg:height="0.41cm" svg:x="0.338cm" svg:y="0.627cm" svg:viewBox="0 0 2712 411" draw:points="0,120 0,289 2517,289 2517,411 2712,193 2517,0 2517,120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NAT</dc:title>
    <meta:creation-date>2011-02-07T16:47:29</meta:creation-date>
    <meta:editing-duration>P0D</meta:editing-duration>
    <meta:editing-cycles>1</meta:editing-cycles>
    <meta:document-statistic meta:object-count="11"/>
    <meta:generator>OpenOffice.org/3.3$Linux OpenOffice.org_project/330m20$Build-9567</meta:generator>
  </office:meta>
</office:document-meta>
</file>